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>
      <style:text-properties style:text-underline-style="non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5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7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6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8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5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6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5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6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6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5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5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5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6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5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5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6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5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5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6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5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5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6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5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7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5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5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5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7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6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5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5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5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5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6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6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7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5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6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5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4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4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6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5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5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0" office:value-type="float" office:value="2375" calcext:value-type="float">
            <text:p>2375</text:p>
          </table:table-cell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3284" calcext:value-type="float">
            <text:p>3284</text:p>
          </table:table-cell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12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0" office:value-type="float" office:value="1638" calcext:value-type="float">
            <text:p>1638</text:p>
          </table:table-cell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4"/>
          <table:table-cell table:style-name="Default" office:value-type="float" office:value="842" calcext:value-type="float">
            <text:p>842</text:p>
          </table:table-cell>
          <table:table-cell table:style-name="Default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float" office:value="844" calcext:value-type="float">
            <text:p>844</text:p>
          </table:table-cell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float" office:value="724" calcext:value-type="float">
            <text:p>724</text:p>
          </table:table-cell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0" office:value-type="float" office:value="2060" calcext:value-type="float">
            <text:p>2060</text:p>
          </table:table-cell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0" office:value-type="float" office:value="1620" calcext:value-type="float">
            <text:p>1620</text:p>
          </table:table-cell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0" office:value-type="float" office:value="2596" calcext:value-type="float">
            <text:p>2596</text:p>
          </table:table-cell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12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76" calcext:value-type="float">
            <text:p>2276</text:p>
          </table:table-cell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style-name="ce11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0" office:value-type="float" office:value="26846" calcext:value-type="float">
            <text:p>26846</text:p>
          </table:table-cell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5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6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6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5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5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5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5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5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5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6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7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5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5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5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5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7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7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5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5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5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5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20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5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5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0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5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6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7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5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5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7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5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6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6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7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5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5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6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5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5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5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7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9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5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5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5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5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5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7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5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5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5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5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6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6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5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4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5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5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7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24T23:24:45.936703831</dc:date>
    <meta:editing-duration>P6DT15H3M29S</meta:editing-duration>
    <meta:editing-cycles>956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292" meta:object-count="0"/>
  </office:meta>
</office:document-meta>
</file>